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5857"/>
    </style:style>
    <style:style style:name="P2" style:family="paragraph" style:parent-style-name="Standard">
      <style:paragraph-properties fo:text-align="center" style:justify-single-word="false"/>
      <style:text-properties officeooo:rsid="00075857" officeooo:paragraph-rsid="00075857"/>
    </style:style>
    <style:style style:name="P3" style:family="paragraph" style:parent-style-name="Standard">
      <style:text-properties officeooo:rsid="00075857" officeooo:paragraph-rsid="000931db"/>
    </style:style>
    <style:style style:name="P4" style:family="paragraph" style:parent-style-name="Standard">
      <style:text-properties officeooo:rsid="00075857" officeooo:paragraph-rsid="000ab21d"/>
    </style:style>
    <style:style style:name="P5" style:family="paragraph" style:parent-style-name="Standard">
      <style:text-properties officeooo:rsid="00075857" officeooo:paragraph-rsid="00109d78"/>
    </style:style>
    <style:style style:name="P6" style:family="paragraph" style:parent-style-name="Standard">
      <style:text-properties officeooo:paragraph-rsid="00075857"/>
    </style:style>
    <style:style style:name="P7" style:family="paragraph" style:parent-style-name="Standard">
      <style:text-properties fo:font-style="italic" officeooo:rsid="000931db" officeooo:paragraph-rsid="000931db" style:font-style-asian="italic" style:font-style-complex="italic"/>
    </style:style>
    <style:style style:name="P8" style:family="paragraph" style:parent-style-name="Standard">
      <style:text-properties officeooo:rsid="000ab21d" officeooo:paragraph-rsid="000ab21d"/>
    </style:style>
    <style:style style:name="P9" style:family="paragraph" style:parent-style-name="Standard">
      <style:text-properties officeooo:rsid="000ab21d" officeooo:paragraph-rsid="00109d78"/>
    </style:style>
    <style:style style:name="P10" style:family="paragraph" style:parent-style-name="Standard">
      <style:text-properties officeooo:rsid="000ab21d" officeooo:paragraph-rsid="0016afa6"/>
    </style:style>
    <style:style style:name="P11" style:family="paragraph" style:parent-style-name="Standard">
      <style:text-properties officeooo:rsid="000bd3d0" officeooo:paragraph-rsid="00109d78"/>
    </style:style>
    <style:style style:name="P12" style:family="paragraph" style:parent-style-name="Standard">
      <style:text-properties officeooo:rsid="000bf552" officeooo:paragraph-rsid="000bf552"/>
    </style:style>
    <style:style style:name="P13" style:family="paragraph" style:parent-style-name="Standard">
      <style:text-properties officeooo:rsid="000d2fd4" officeooo:paragraph-rsid="000d2fd4"/>
    </style:style>
    <style:style style:name="P14" style:family="paragraph" style:parent-style-name="Standard">
      <style:text-properties officeooo:rsid="000dd264" officeooo:paragraph-rsid="000dd264"/>
    </style:style>
    <style:style style:name="P15" style:family="paragraph" style:parent-style-name="Standard">
      <style:text-properties officeooo:rsid="000dd264" officeooo:paragraph-rsid="000e0c2f"/>
    </style:style>
    <style:style style:name="P16" style:family="paragraph" style:parent-style-name="Standard">
      <style:text-properties officeooo:rsid="000dd264" officeooo:paragraph-rsid="00109d78"/>
    </style:style>
    <style:style style:name="P17" style:family="paragraph" style:parent-style-name="Standard">
      <style:text-properties officeooo:rsid="000dd264" officeooo:paragraph-rsid="0011ac1d"/>
    </style:style>
    <style:style style:name="P18" style:family="paragraph" style:parent-style-name="Standard">
      <style:text-properties officeooo:rsid="000e0c2f" officeooo:paragraph-rsid="000e0c2f"/>
    </style:style>
    <style:style style:name="P19" style:family="paragraph" style:parent-style-name="Standard">
      <style:text-properties officeooo:rsid="000e0c2f" officeooo:paragraph-rsid="00109d78"/>
    </style:style>
    <style:style style:name="P20" style:family="paragraph" style:parent-style-name="Standard">
      <style:text-properties officeooo:rsid="000e5fe2" officeooo:paragraph-rsid="000e5fe2"/>
    </style:style>
    <style:style style:name="P21" style:family="paragraph" style:parent-style-name="Standard">
      <style:text-properties officeooo:rsid="000e5fe2" officeooo:paragraph-rsid="000f6a9e"/>
    </style:style>
    <style:style style:name="P22" style:family="paragraph" style:parent-style-name="Standard">
      <style:text-properties officeooo:rsid="000f6a9e" officeooo:paragraph-rsid="000f6a9e"/>
    </style:style>
    <style:style style:name="P23" style:family="paragraph" style:parent-style-name="Standard">
      <style:text-properties officeooo:rsid="000f6a9e" officeooo:paragraph-rsid="0011ac1d"/>
    </style:style>
    <style:style style:name="P24" style:family="paragraph" style:parent-style-name="Standard">
      <style:text-properties officeooo:rsid="00109d78" officeooo:paragraph-rsid="00109d78"/>
    </style:style>
    <style:style style:name="P25" style:family="paragraph" style:parent-style-name="Standard">
      <style:text-properties officeooo:rsid="00109d78" officeooo:paragraph-rsid="0011ac1d"/>
    </style:style>
    <style:style style:name="P26" style:family="paragraph" style:parent-style-name="Standard">
      <style:text-properties officeooo:rsid="0011ac1d" officeooo:paragraph-rsid="0011ac1d"/>
    </style:style>
    <style:style style:name="P27" style:family="paragraph" style:parent-style-name="Standard">
      <style:text-properties officeooo:rsid="0011ac1d" officeooo:paragraph-rsid="0016afa6"/>
    </style:style>
    <style:style style:name="P28" style:family="paragraph" style:parent-style-name="Standard">
      <style:text-properties officeooo:rsid="0013dd6a" officeooo:paragraph-rsid="0013dd6a"/>
    </style:style>
    <style:style style:name="P29" style:family="paragraph" style:parent-style-name="Standard">
      <style:text-properties officeooo:rsid="0016afa6" officeooo:paragraph-rsid="0016afa6"/>
    </style:style>
    <style:style style:name="P30" style:family="paragraph" style:parent-style-name="Standard">
      <style:text-properties officeooo:rsid="00185646" officeooo:paragraph-rsid="00185646"/>
    </style:style>
    <style:style style:name="P31" style:family="paragraph" style:parent-style-name="Standard">
      <style:text-properties officeooo:rsid="0019eddd" officeooo:paragraph-rsid="0019eddd"/>
    </style:style>
    <style:style style:name="P32" style:family="paragraph" style:parent-style-name="Title">
      <style:text-properties officeooo:paragraph-rsid="0012c4e5"/>
    </style:style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fo:font-size="12pt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none" draw:fill-color="#ffffff"/>
    </style:style>
    <style:style style:name="T1" style:family="text">
      <style:text-properties officeooo:rsid="00075857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75857"/>
    </style:style>
    <style:style style:name="T4" style:family="text">
      <style:text-properties style:text-position="sub 58%" officeooo:rsid="000931db"/>
    </style:style>
    <style:style style:name="T5" style:family="text">
      <style:text-properties style:text-position="sub 58%" officeooo:rsid="000d2fd4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075857"/>
    </style:style>
    <style:style style:name="T8" style:family="text">
      <style:text-properties officeooo:rsid="000931db"/>
    </style:style>
    <style:style style:name="T9" style:family="text">
      <style:text-properties officeooo:rsid="000ab21d"/>
    </style:style>
    <style:style style:name="T10" style:family="text">
      <style:text-properties officeooo:rsid="000bf552"/>
    </style:style>
    <style:style style:name="T11" style:family="text">
      <style:text-properties officeooo:rsid="000d2fd4"/>
    </style:style>
    <style:style style:name="T12" style:family="text">
      <style:text-properties officeooo:rsid="000dd264"/>
    </style:style>
    <style:style style:name="T13" style:family="text">
      <style:text-properties officeooo:rsid="000e0c2f"/>
    </style:style>
    <style:style style:name="T14" style:family="text">
      <style:text-properties officeooo:rsid="000e5fe2"/>
    </style:style>
    <style:style style:name="T15" style:family="text">
      <style:text-properties officeooo:rsid="000f6a9e"/>
    </style:style>
    <style:style style:name="T16" style:family="text">
      <style:text-properties officeooo:rsid="0011ac1d"/>
    </style:style>
    <style:style style:name="T17" style:family="text">
      <style:text-properties officeooo:rsid="0012c4e5"/>
    </style:style>
    <style:style style:name="T18" style:family="text">
      <style:text-properties officeooo:rsid="0016afa6"/>
    </style:style>
    <style:style style:name="T19" style:family="text">
      <style:text-properties officeooo:rsid="00185646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officeooo:rsid="0019279d"/>
    </style:style>
    <style:style style:name="gr1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draw:marker-start="Arrowheads_20_1" draw:marker-start-width="0.1689in" draw:marker-end="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Fine_20_Dashed" svg:stroke-width="0.0201in" draw:marker-start-width="0.1689in" draw:marker-end-width="0.1689in" draw:fill="none" draw:textarea-horizontal-align="justify" draw:textarea-vertical-align="middle" draw:auto-grow-height="false" fo:min-height="1.5244in" fo:min-width="1.4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7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9">Partial Diversity</text:span></text:p>
      <text:p text:style-name="P2">by Sven Nilsen, 2019</text:p>
      <text:p text:style-name="Standard"/>
      <text:p text:style-name="P7">In this paper I <text:span text:style-name="T9">define</text:span> a binary operation <text:span text:style-name="T9">for diversity of partial discrete probability distributions.</text:span></text:p>
      <text:p text:style-name="Standard"/>
      <text:p text:style-name="P8">A <text:span text:style-name="T11">partial diversity</text:span> of two discrete probability distributions<text:span text:style-name="T6"><text:reference-ref text:reference-format="text" text:ref-name="1">[1]</text:reference-ref></text:span> is the following binary operator:</text:p>
      <text:p text:style-name="Standard"/>
      <text:p text:style-name="P6"><text:tab/><text:span text:style-name="T11">partial_diversity(a : partial_distribution, b : partial_distribution) =<text:line-break/><text:tab/><text:tab/>1 – sqrt(1/2 </text:span>∑ <text:span text:style-name="T1">i [0, n) { (a</text:span><text:span text:style-name="T3">i</text:span><text:span text:style-name="T1"> – b</text:span><text:span text:style-name="T3">i</text:span><text:span text:style-name="T1">)</text:span><text:span text:style-name="T7">2</text:span><text:span text:style-name="T1"> })</text:span></text:p>
      <text:p text:style-name="P1"/>
      <text:p text:style-name="P3"><text:tab/><text:span text:style-name="T10">partial_distribution(x : [prob; n]) = ∑ </text:span>i [0, n) <text:span text:style-name="T8">{ x</text:span><text:span text:style-name="T4">i</text:span><text:span text:style-name="T8"> } &lt;= 1</text:span></text:p>
      <text:p text:style-name="P3"/>
      <text:p text:style-name="P12">A partial probability distribution is when the sum is less or equal to one.</text:p>
      <text:p text:style-name="P3"/>
      <text:p text:style-name="P26">The name “<text:span text:style-name="T17">diversity</text:span>” comes from the motivation of talking about <text:span text:style-name="T17">solutions of optimizations problems that have equal success rate, but where one solution might be preferred because of greater diversity in behavior. The diversity of a solution can be controlled by a second partial probability distribution.</text:span></text:p>
      <text:p text:style-name="P3"/>
      <text:p text:style-name="P9">When the <text:span text:style-name="T11">partial diversity</text:span> is `1`, the two <text:span text:style-name="T10">partial probability distributions are identical.</text:span></text:p>
      <text:p text:style-name="P9"/>
      <text:p text:style-name="P11">When the <text:span text:style-name="T11">partial diversity</text:span> is `0`, the two <text:span text:style-name="T10">partial </text:span>probability distributions <text:span text:style-name="T11">have both concentrated probability mass `1` in some unique state, but the two states are distinct.</text:span></text:p>
      <text:p text:style-name="P19"/>
      <text:p text:style-name="P19">For example:</text:p>
      <text:p text:style-name="P16"/>
      <text:p text:style-name="P16"><text:tab/><text:span text:style-name="T13">a := [1, 0, 0]</text:span></text:p>
      <text:p text:style-name="P16"><text:tab/><text:span text:style-name="T13">b := [0, 1, 0]</text:span></text:p>
      <text:p text:style-name="P16"/>
      <text:p text:style-name="P16"><text:tab/><text:span text:style-name="T13">partial_diversity(a, b) == 0</text:span></text:p>
      <text:p text:style-name="P5"/>
      <text:p text:style-name="P24">More generally:</text:p>
      <text:p text:style-name="P24"/>
      <text:p text:style-name="P24"><text:tab/>a := [1, 0, 0, <text:span text:style-name="T17">0</text:span>]<text:tab/><text:tab/>`a` has concentrated probability mass `1`</text:p>
      <text:p text:style-name="P24"><text:tab/>b := [p, 1-p, 0, <text:span text:style-name="T17">0</text:span>]<text:tab/><text:tab/><text:span text:style-name="T16">`b` has a binary probability mass (e.g. a biased coin flip)</text:span></text:p>
      <text:p text:style-name="P24"/>
      <text:p text:style-name="P24"><text:tab/>partial_<text:span text:style-name="T17">diversity</text:span>(a, b) == p</text:p>
      <text:p text:style-name="P3"/>
      <text:p text:style-name="P28">With other words, partial diversity has semantics that <text:span text:style-name="T21">can be</text:span> similar to probability.</text:p>
      <text:p text:style-name="P3"/>
      <text:p text:style-name="P26">The dual of partial <text:span text:style-name="T18">diversity</text:span> is partial orthogonality:</text:p>
      <text:p text:style-name="P3"/>
      <text:p text:style-name="P23"><text:tab/>partial_orthogonality &lt;=&gt; 1 – partial_<text:span text:style-name="T18">diversity</text:span></text:p>
      <text:p text:style-name="P17"/>
      <text:p text:style-name="P25">When the partial orthogonality is `0`, the two <text:span text:style-name="T16">partial distributions are identical.</text:span></text:p>
      <text:p text:style-name="P26">When the partial orthogonality is `1`, the two partial distributions are concentrated and orthogonal.</text:p>
      <text:p text:style-name="P3"/>
      <text:p text:style-name="P27"><text:soft-page-break/>Th<text:span text:style-name="T18">e type of partial diversity</text:span> <text:span text:style-name="T18">is the following</text:span>:</text:p>
      <text:p text:style-name="P27"/>
      <text:p text:style-name="P27"><text:tab/>partial_<text:span text:style-name="T18">diversity</text:span> : partial_distribution<text:span text:style-name="T6">2</text:span> → prob</text:p>
      <text:p text:style-name="P10"/>
      <text:p text:style-name="P10"><text:span text:style-name="T18">More precisely, t</text:span>he existential path<text:span text:style-name="T6"><text:reference-ref text:reference-format="text" text:ref-name="2">[2]</text:reference-ref></text:span> is logically equivalent to the unit interval of real numbers:</text:p>
      <text:p text:style-name="P4"/>
      <text:p text:style-name="P4"><text:tab/>∃<text:span text:style-name="T11">partial_diversity &lt;=&gt; prob</text:span></text:p>
      <text:p text:style-name="P3"/>
      <text:p text:style-name="P13">This works because a number between <text:span text:style-name="T18">`</text:span>0<text:span text:style-name="T18">`</text:span> and <text:span text:style-name="T18">`</text:span>1<text:span text:style-name="T18">`</text:span>, multiplied with itself, is equal or smaller:</text:p>
      <text:p text:style-name="P13"/>
      <text:p text:style-name="P13"><text:tab/>x<text:span text:style-name="T6">2</text:span> &lt;= x</text:p>
      <text:p text:style-name="P13"/>
      <text:p text:style-name="P13"><text:tab/>x : prob</text:p>
      <text:p text:style-name="P3"/>
      <text:p text:style-name="P14">If this number is split into two parts, then the sum of the squared parts is smaller than the square:</text:p>
      <text:p text:style-name="P13"/>
      <text:p text:style-name="P13"><text:tab/>x<text:span text:style-name="T2">0</text:span> + x<text:span text:style-name="T2">1</text:span> = x<text:tab/><text:tab/><text:span text:style-name="T12">=&gt;<text:tab/></text:span>x<text:span text:style-name="T2">0</text:span><text:span text:style-name="T6">2</text:span> + x<text:span text:style-name="T2">1</text:span><text:span text:style-name="T6">2</text:span> &lt;= x<text:span text:style-name="T6">2</text:span></text:p>
      <text:p text:style-name="P13"/>
      <text:p text:style-name="P13"><text:tab/>x : prob</text:p>
      <text:p text:style-name="P13"><text:tab/>x<text:span text:style-name="T2">0</text:span> : prob</text:p>
      <text:p text:style-name="P3"><text:tab/><text:span text:style-name="T11">x</text:span><text:span text:style-name="T5">1</text:span><text:span text:style-name="T11"> : prob</text:span></text:p>
      <text:p text:style-name="P3"/>
      <text:p text:style-name="P15">The difference between two numbers between <text:span text:style-name="T18">`</text:span>0<text:span text:style-name="T18">`</text:span> and <text:span text:style-name="T18">`</text:span>1<text:span text:style-name="T18">`</text:span> is itself between <text:span text:style-name="T18">`</text:span>0<text:span text:style-name="T18">`</text:span> and <text:span text:style-name="T18">`</text:span>1<text:span text:style-name="T18">`</text:span>.</text:p>
      <text:p text:style-name="P18">The largest difference possible between two such numbers is <text:span text:style-name="T18">`</text:span>1<text:span text:style-name="T18">`</text:span>, so their largest square is <text:span text:style-name="T18">`</text:span>1<text:span text:style-name="T18">`</text:span>.</text:p>
      <text:p text:style-name="P18">This means that one number must be <text:span text:style-name="T18">`</text:span>1<text:span text:style-name="T18">`</text:span> and the other <text:span text:style-name="T19">number must be</text:span> <text:span text:style-name="T18">`</text:span>0<text:span text:style-name="T18">`</text:span>.</text:p>
      <text:p text:style-name="P15"/>
      <text:p text:style-name="P15"><text:span text:style-name="T13">T</text:span>he sum of squares of difference of two partial distributions can never be larger than <text:span text:style-name="T18">`</text:span>2<text:span text:style-name="T18">`</text:span>.</text:p>
      <text:p text:style-name="P18">By dividing the sum of squares of differen<text:span text:style-name="T14">ces</text:span> by <text:span text:style-name="T18">`</text:span>2<text:span text:style-name="T18">`</text:span>, the value is normalized.</text:p>
      <text:p text:style-name="P20"/>
      <text:p text:style-name="P20">The square root <text:span text:style-name="T15">of the sum of square differences </text:span>is used to change the semantics into a vector:</text:p>
      <text:p text:style-name="P20"/>
      <text:p text:style-name="P20"><draw:custom-shape text:anchor-type="paragraph" draw:z-index="3" draw:name="Shape2" draw:style-name="gr3" draw:text-style-name="P35" svg:width="2.0906in" svg:height="2.1831in" svg:x="0.3839in" svg:y="0.0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0"/>
      <text:p text:style-name="P20"><draw:line text:anchor-type="paragraph" draw:z-index="1" draw:name="Shape1" draw:style-name="gr1" draw:text-style-name="P34" svg:x1="2.2307in" svg:y1="0.7929in" svg:x2="2.2307in" svg:y2="0.0201in"><text:p/></draw:line><draw:line text:anchor-type="paragraph" draw:z-index="2" draw:name="Shape1" draw:style-name="gr2" draw:text-style-name="P33" svg:x1="1.4008in" svg:y1="0.7929in" svg:x2="2.2307in" svg:y2="0.0201in"><text:p/></draw:line><draw:frame text:anchor-type="paragraph" draw:z-index="6" draw:name="Shape3" draw:style-name="gr4" draw:text-style-name="P36" svg:width="0.6516in" svg:height="0.2795in" svg:x="1.4008in" svg:y="0.1327in"><draw:text-box><text:p>sqrt(2)</text:p></draw:text-box></draw:frame></text:p>
      <text:p text:style-name="P20"/>
      <text:p text:style-name="P20"><draw:frame text:anchor-type="paragraph" draw:z-index="5" draw:name="Shape3" draw:style-name="gr4" draw:text-style-name="P36" svg:width="0.5732in" svg:height="0.2795in" svg:x="2.2598in" svg:y="0.0283in"><draw:text-box><text:p>[0, 1]</text:p></draw:text-box></draw:frame></text:p>
      <text:p text:style-name="P20"/>
      <text:p text:style-name="P20"><draw:line text:anchor-type="paragraph" draw:z-index="0" draw:name="Shape1" draw:style-name="gr1" draw:text-style-name="P33" svg:x1="1.4008in" svg:y1="0.0264in" svg:x2="2.2307in" svg:y2="0.0264in"><text:p/></draw:line><draw:frame text:anchor-type="paragraph" draw:z-index="4" draw:name="Shape3" draw:style-name="gr4" draw:text-style-name="P36" svg:width="0.4795in" svg:height="0.2795in" svg:x="1.6799in" svg:y="0.1181in"><draw:text-box><text:p>[1, 0]</text:p></draw:text-box></draw:frame></text:p>
      <text:p text:style-name="P20"/>
      <text:p text:style-name="P20"/>
      <text:p text:style-name="P20"/>
      <text:p text:style-name="P20"/>
      <text:p text:style-name="P20"/>
      <text:p text:style-name="P22"/>
      <text:p text:style-name="P22">This vector is <text:span text:style-name="T19">normalized by its maximum length, which is `sqrt(2)`.</text:span></text:p>
      <text:p text:style-name="P30">Since `sqrt(…) / sqrt(2) = sqrt(… / 2)`, the `2` is sum of squares of differences is divided by `2`.</text:p>
      <text:p text:style-name="P20"/>
      <text:p text:style-name="P29">The length of the vector is partial orthogonality.</text:p>
      <text:p text:style-name="P21">One minus this length of the vector gives the partial <text:span text:style-name="T18">diversity</text:span>.</text:p>
      <text:h text:style-name="Heading_20_3" text:outline-level="3"><text:soft-page-break/>References:</text:h>
      <text:p text:style-name="P30"/>
      <text:p text:style-name="P30"><text:reference-mark-start text:name="1"/>[1]<text:reference-mark-end text:name="1"/><text:tab/>“Probability mass function”</text:p>
      <text:p text:style-name="P30"><text:tab/>Wikipedia</text:p>
      <text:p text:style-name="P30"><text:tab/><text:a xlink:type="simple" xlink:href="https://en.wikipedia.org/wiki/Probability_mass_function" text:style-name="Internet_20_link" text:visited-style-name="Visited_20_Internet_20_Link"><text:span text:style-name="T20">https://en.wikipedia.org/wiki/Probability_mass_function</text:span></text:a></text:p>
      <text:p text:style-name="P30"/>
      <text:p text:style-name="P31"><text:reference-mark-start text:name="2"/>[2]<text:reference-mark-end text:name="2"/><text:tab/>“Existential Paths”</text:p>
      <text:p text:style-name="P31"><text:tab/>Sven Nilsen, 2017</text:p>
      <text:p text:style-name="P31"><text:tab/><text:a xlink:type="simple" xlink:href="https://github.com/advancedresearch/path_semantics/blob/master/papers-wip/existential-paths.pdf" text:style-name="Internet_20_link" text:visited-style-name="Visited_20_Internet_20_Link"><text:span text:style-name="T20">https://github.com/advancedresearch/path_semantics/blob/master/papers-wip/existential-paths.pdf</text:span></text:a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8:56:50.206659000</meta:creation-date>
    <dc:date>2019-08-13T23:13:23.512689000</dc:date>
    <meta:editing-duration>PT58S</meta:editing-duration>
    <meta:editing-cycles>1</meta:editing-cycles>
    <meta:document-statistic meta:table-count="0" meta:image-count="0" meta:object-count="0" meta:page-count="3" meta:paragraph-count="52" meta:word-count="518" meta:character-count="3228" meta:non-whitespace-character-count="2733"/>
    <meta:generator>LibreOffice/5.1.2.2$MacOSX_X86_64 LibreOffice_project/d3bf12ecb743fc0d20e0be0c58ca359301eb705f</meta:generator>
  </office:meta>
</office:document-meta>
</file>